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a221" officeooo:paragraph-rsid="001ca221"/>
    </style:style>
    <style:style style:name="T1" style:family="text">
      <style:text-properties officeooo:rsid="00208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1">modifi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5:11:52.664490448</meta:creation-date>
    <dc:date>2020-05-23T23:04:52.605971538</dc:date>
    <meta:editing-duration>PT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